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bc63" officeooo:paragraph-rsid="000a651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a651d" officeooo:paragraph-rsid="000a651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b7d91" officeooo:paragraph-rsid="000b7d9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b7d91" officeooo:paragraph-rsid="000b7d91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a651d" officeooo:paragraph-rsid="001d258a" style:font-size-asian="10.5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fe305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1f9066" officeooo:paragraph-rsid="000a651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weight="normal" officeooo:rsid="000d3b48" officeooo:paragraph-rsid="000d3b48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0a651d" officeooo:paragraph-rsid="000a651d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1d4d30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0b0368" officeooo:paragraph-rsid="000b0368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officeooo:rsid="000b7d91" officeooo:paragraph-rsid="000b7d91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fo:font-weight="normal" officeooo:rsid="000b7d91" officeooo:paragraph-rsid="000b7d91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bold" officeooo:rsid="000d3b48" officeooo:paragraph-rsid="000d3b48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bold" officeooo:rsid="000a651d" officeooo:paragraph-rsid="000a651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officeooo:paragraph-rsid="000a651d"/>
    </style:style>
    <style:style style:name="P22" style:family="paragraph" style:parent-style-name="Standard" style:list-style-name="L3">
      <style:paragraph-properties fo:text-align="start" style:justify-single-word="false"/>
      <style:text-properties fo:font-weight="normal" officeooo:rsid="000a651d" officeooo:paragraph-rsid="000a651d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weight="normal" officeooo:rsid="000b0368" officeooo:paragraph-rsid="0016623f" style:font-weight-asian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weight="normal" officeooo:rsid="000b0368" officeooo:paragraph-rsid="001a5501" style:font-weight-asian="normal" style:font-weight-complex="normal"/>
    </style:style>
    <style:style style:name="T1" style:family="text">
      <style:text-properties officeooo:rsid="002646bb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a651d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3e441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e96a2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d3b48" style:font-size-asian="12pt" style:font-size-complex="12pt"/>
    </style:style>
    <style:style style:name="T8" style:family="text">
      <style:text-properties fo:font-size="12pt" officeooo:rsid="0016623f" style:font-size-asian="12pt" style:font-size-complex="12pt"/>
    </style:style>
    <style:style style:name="T9" style:family="text">
      <style:text-properties fo:font-size="12pt" officeooo:rsid="001772ef" style:font-size-asian="12pt" style:font-size-complex="12pt"/>
    </style:style>
    <style:style style:name="T10" style:family="text">
      <style:text-properties fo:font-size="12pt" officeooo:rsid="001d4d30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a651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6623f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e96a2" style:font-size-asian="12pt" style:font-weight-asian="bold" style:font-size-complex="12pt" style:font-weight-complex="bold"/>
    </style:style>
    <style:style style:name="T15" style:family="text">
      <style:text-properties style:font-size-asian="12pt"/>
    </style:style>
    <style:style style:name="T16" style:family="text">
      <style:text-properties officeooo:rsid="0018bc63" style:font-size-asian="12pt"/>
    </style:style>
    <style:style style:name="T17" style:family="text">
      <style:text-properties officeooo:rsid="001ac2de" style:font-size-asian="12pt"/>
    </style:style>
    <style:style style:name="T18" style:family="text">
      <style:text-properties officeooo:rsid="001aa442" style:font-size-asian="12pt"/>
    </style:style>
    <style:style style:name="T19" style:family="text">
      <style:text-properties officeooo:rsid="001fd9cc" style:font-size-asian="12pt"/>
    </style:style>
    <style:style style:name="T20" style:family="text">
      <style:text-properties officeooo:rsid="001cca5d" style:font-size-asian="12pt"/>
    </style:style>
    <style:style style:name="T21" style:family="text">
      <style:text-properties officeooo:rsid="001d258a" style:font-size-asian="12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0e981" style:font-weight-asian="bold" style:font-weight-complex="bold"/>
    </style:style>
    <style:style style:name="T24" style:family="text">
      <style:text-properties fo:font-weight="bold" style:font-size-asian="12pt" style:font-weight-asian="bold" style:font-weight-complex="bold"/>
    </style:style>
    <style:style style:name="T25" style:family="text">
      <style:text-properties fo:font-weight="bold" officeooo:rsid="0018bc63" style:font-size-asian="12pt" style:font-weight-asian="bold" style:font-weight-complex="bold"/>
    </style:style>
    <style:style style:name="T26" style:family="text">
      <style:text-properties fo:font-weight="bold" officeooo:rsid="000a651d" style:font-size-asian="12pt" style:font-weight-asian="bold" style:font-weight-complex="bold"/>
    </style:style>
    <style:style style:name="T27" style:family="text">
      <style:text-properties officeooo:rsid="0018bc63" fo:background-color="#fff200" loext:char-shading-value="0" style:font-size-asian="12pt"/>
    </style:style>
    <style:style style:name="T28" style:family="text">
      <style:text-properties officeooo:rsid="0010e981"/>
    </style:style>
    <style:style style:name="T29" style:family="text">
      <style:text-properties officeooo:rsid="0014877b"/>
    </style:style>
    <style:style style:name="T30" style:family="text">
      <style:text-properties officeooo:rsid="0018d49f"/>
    </style:style>
    <style:style style:name="T31" style:family="text">
      <style:text-properties officeooo:rsid="001d258a"/>
    </style:style>
    <style:style style:name="T32" style:family="text">
      <style:text-properties officeooo:rsid="001d4d30"/>
    </style:style>
    <style:style style:name="T33" style:family="text">
      <style:text-properties officeooo:rsid="001e96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-FLOW PROGETTO </text:p>
      <text:p text:style-name="P1">– <text:span text:style-name="T1">FASE 2 –</text:span></text:p>
      <text:p text:style-name="P2"/>
      <text:list xml:id="list887777351" text:style-name="L1">
        <text:list-item>
          <text:p text:style-name="P8"><text:span text:style-name="T22">ESTRAZIONE DEI DATI: </text:span>Usando la classe <text:span text:style-name="T25">“JSON_Saver”, </text:span><text:span text:style-name="T15">estrai </text:span><text:span text:style-name="T20">tutti i tipi di </text:span><text:span text:style-name="T17">candele </text:span><text:span text:style-name="T16">del Market (Bitstamp-btcusd) che vanno dal 01-01-2004 </text:span><text:span text:style-name="T17">ad ora </text:span><text:span text:style-name="T15">e salva</text:span><text:span text:style-name="T20">le</text:span><text:span text:style-name="T15"> </text:span><text:span text:style-name="T20">in una serie di file </text:span><text:span text:style-name="T15">.json.</text:span></text:p>
          <text:p text:style-name="P8"><text:span text:style-name="T15">Nello specifico, </text:span><text:span text:style-name="T16">l</text:span><text:span text:style-name="T21">a</text:span><text:span text:style-name="T16"> query </text:span><text:span text:style-name="T18">che dovrà eseguire la </text:span><text:span text:style-name="T16">classe Extractor </text:span><text:span text:style-name="T21">è</text:span><text:span text:style-name="T16"> </text:span><text:span text:style-name="T18">la seguente</text:span><text:span text:style-name="T16">: </text:span></text:p>
          <text:p text:style-name="P9"><text:a xlink:type="simple" xlink:href="https://api.cryptowat.ch/markets/bitstamp/btcusd/ohlc?after=1072911600" text:style-name="Internet_20_link" text:visited-style-name="Visited_20_Internet_20_Link"><text:span text:style-name="T27">https://api.cryptowat.ch/markets/bitstamp/btcusd/ohlc?after=1072911600</text:span></text:a></text:p>
        </text:list-item>
      </text:list>
      <text:p text:style-name="P4"/>
      <text:p text:style-name="P4"><text:tab/><text:span text:style-name="T31">Alla fine di questa operazione, avremo una partizione (l’insieme dei file json) creata a <text:tab/>partire dall’insieme iniziale (il singolo json restituito dalla query). </text:span></text:p>
      <text:p text:style-name="P4"><text:tab/></text:p>
      <text:list xml:id="list214443357980153" text:continue-numbering="true" text:style-name="L1">
        <text:list-item>
          <text:p text:style-name="P8"><text:span text:style-name="T24">REFINING DEI DATI: </text:span><text:span text:style-name="T15">Sfruttando la classe </text:span><text:span text:style-name="T24">“Dataset_Maker”</text:span><text:span text:style-name="T15">, </text:span><text:span text:style-name="T21">creare</text:span><text:span text:style-name="T15"> </text:span><text:span text:style-name="T21">il</text:span><text:span text:style-name="T15"> Datase</text:span><text:span text:style-name="T21">t</text:span><text:span text:style-name="T15"> </text:span><text:span text:style-name="T21">a partire dal </text:span><text:span text:style-name="T15">.json </text:span><text:span text:style-name="T21">che contiene le candele da 12 h</text:span><text:span text:style-name="T15">. </text:span></text:p>
        </text:list-item>
      </text:list>
      <text:p text:style-name="P4"/>
      <text:list xml:id="list214442287603705" text:continue-numbering="true" text:style-name="L1">
        <text:list-item>
          <text:p text:style-name="P11"><text:span text:style-name="T26">VISUALIZAZIONE DEI DATI: </text:span><text:span text:style-name="T15">Sfruttando le librerie Google Charts oppure HighCharts, costruire ,nei limiti del possibile, i seguenti Grafici per un insieme significativo di tipi di Candele (ad esempio, fare i grafici solamente per le candele di 12 h e di 6h) : Spearman, Scatter-Plot Matrix.</text:span></text:p>
          <text:p text:style-name="P11"><text:span text:style-name="T19">Inoltre, calcolare i seguenti indici: </text:span><text:span text:style-name="T15">Covarianza, Coefficiente di Pearson, Indice di Kandal, Matrice di Correlazione, Media e Varianza.</text:span></text:p>
          <text:p text:style-name="P12"/>
        </text:list-item>
        <text:list-item>
          <text:p text:style-name="P19">CLEANING DEI DATI:</text:p>
          <text:p text:style-name="P19"/>
        </text:list-item>
      </text:list>
      <text:list xml:id="list2805543564" text:style-name="L2">
        <text:list-item>
          <text:p text:style-name="P13">Valutare se fare Feature Scaling, Mean Normalization o PCA dei nostri Dati, <text:span text:style-name="T28">in tal caso usare le classi </text:span><text:span text:style-name="T23">“Cleaner” e “PCA”</text:span><text:span text:style-name="T28">.</text:span></text:p>
        </text:list-item>
      </text:list>
      <text:p text:style-name="P5"/>
      <text:list xml:id="list214442696172695" text:continue-list="list214442287603705" text:style-name="L1">
        <text:list-item>
          <text:p text:style-name="P20">LEARNING: </text:p>
          <text:p text:style-name="P20"/>
        </text:list-item>
      </text:list>
      <text:list xml:id="list308413544" text:style-name="L3">
        <text:list-item>
          <text:p text:style-name="P10"><text:span text:style-name="T15">Sfruttando la classe </text:span><text:span text:style-name="T24">“Dataset_Splitter”</text:span><text:span text:style-name="T15">, suddividi il Dataset delle Candele da 12 h in Test- Set e Training-Set (suddiviso in 5 parti).</text:span></text:p>
        </text:list-item>
        <text:list-item>
          <text:p text:style-name="P14">Nomina Iteativamente una porzione di Training-Set come Validation-Test</text:p>
        </text:list-item>
        <text:list-item>
          <text:p text:style-name="P14">PER OGNI PORZIONE DI TRAINING DIVENTATA VALIDATION:<text:tab/></text:p>
          <text:list>
            <text:list-item>
              <text:p text:style-name="P21"><text:span text:style-name="T3">Sfruttando la classe </text:span><text:span text:style-name="T12">“Dataset_Splitter” </text:span><text:span text:style-name="T5">(metodo </text:span><text:span text:style-name="T14">merge)</text:span><text:span text:style-name="T12">, </text:span><text:span text:style-name="T3">unisci le restanti 4 parti di Training-Set in un’unica struttura, </text:span><text:span text:style-name="T4">questo sarà il nostro Training-Set per questa iterazione.</text:span></text:p>
            </text:list-item>
            <text:list-item>
              <text:p text:style-name="P14">Stilare una serie di modelli per cui si vuole fare il Learning <text:span text:style-name="T29">(possono essere anche uguali per tutte le iterazioni).</text:span></text:p>
            </text:list-item>
            <text:list-item>
              <text:p text:style-name="P14">PER OGNI MODELLO:</text:p>
              <text:list>
                <text:list-item>
                  <text:p text:style-name="P22"><text:span text:style-name="T6">Apprendere i migliori parametri theta sfruttando la classe </text:span><text:span text:style-name="T11">“Normal_Equations” </text:span><text:span text:style-name="T6">o la classe </text:span><text:span text:style-name="T11">“Gradient_Descent”</text:span></text:p>
                </text:list-item>
                <text:list-item>
                  <text:p text:style-name="P22"><text:span text:style-name="T6">Calcolare la J-train sfruttando la classe </text:span><text:span text:style-name="T11">“Cost_Function” </text:span><text:span text:style-name="T8">se si sta usando la Discesa, altrimenti usare la classe </text:span><text:span text:style-name="T13">“MSE”</text:span></text:p>
                </text:list-item>
                <text:list-item>
                  <text:p text:style-name="P23"><text:span text:style-name="T6">Calcolare la J-CV </text:span><text:span text:style-name="T8">usa</text:span><text:span text:style-name="T10">ndo</text:span><text:span text:style-name="T8"> la classe </text:span><text:span text:style-name="T13">“MSE”</text:span></text:p>
                </text:list-item>
                <text:list-item>
                  <text:p text:style-name="P24"><text:span text:style-name="T6">Plottare il Grafico dell’Ipotesi in 2D sfruttando la classe </text:span><text:span text:style-name="T11">“Curve”</text:span></text:p>
                </text:list-item>
                <text:list-item>
                  <text:p text:style-name="P24"><text:span text:style-name="T6">Se si fanno allenamenti multipli dello stesso modello cambiando il grado, registrare i cambiamenti dell’errore ,</text:span><text:span text:style-name="T9">fra gli allenamenti, </text:span><text:span text:style-name="T6">rispetto al grado con la classe </text:span><text:span text:style-name="T11">“Record_Degree”</text:span><text:span text:style-name="T6"> </text:span></text:p>
                </text:list-item>
                <text:list-item>
                  <text:p text:style-name="P24"><text:soft-page-break/><text:span text:style-name="T6">Se si fanno allenamenti multipli dello stesso modello cambiando lambda (qua siamo per forza nella Discesa del Gradiente), registrare i cambiamenti dell’errore ,</text:span><text:span text:style-name="T9">fra gli allenamenti, </text:span><text:span text:style-name="T6">rispetto a lambda con la classe </text:span><text:span text:style-name="T11">“Record_Degree”</text:span><text:span text:style-name="T6"> </text:span></text:p>
                </text:list-item>
                <text:list-item>
                  <text:p text:style-name="P15">Se si è scelta una strategia <text:span text:style-name="T32">ad</text:span> allenament<text:span text:style-name="T32">i</text:span> multipl<text:span text:style-name="T32">i</text:span>, e si è cambiato grado del Modello durante gli allenamenti: </text:p>
                  <text:p text:style-name="P15">plottare il Grafico “Grado del Polinomio vs Errore”</text:p>
                </text:list-item>
                <text:list-item>
                  <text:p text:style-name="P16">Se si è scelta una strategia <text:span text:style-name="T32">ad</text:span> allenament<text:span text:style-name="T32">i</text:span> multipl<text:span text:style-name="T32">i</text:span>, e si è cambiato lambda durante gli allenamenti, plottare il Grafico “Grado del Polinomio vs Errore”</text:p>
                  <text:p text:style-name="P16"/>
                </text:list-item>
              </text:list>
            </text:list-item>
            <text:list-item>
              <text:p text:style-name="P17">Scegliere il Modello che ha il J-CV più basso.</text:p>
              <text:p text:style-name="P17"/>
            </text:list-item>
          </text:list>
        </text:list-item>
        <text:list-item>
          <text:p text:style-name="P17">Scegliere il Modello ,fra i 5 ottenuti dal 5-Cross-Validatio<text:span text:style-name="T30">n</text:span>, che ha errore sul Validation Test più piccolo.</text:p>
        </text:list-item>
      </text:list>
      <text:p text:style-name="P6"/>
      <text:p text:style-name="P3"><text:span text:style-name="T7">6</text:span><text:span text:style-name="T6">.Valutazione dei Risultati:</text:span></text:p>
      <text:p text:style-name="P7"><text:s/></text:p>
      <text:list xml:id="list2878615832" text:style-name="L4">
        <text:list-item>
          <text:p text:style-name="P18">Calcolare l’MSE dell’Algortimo. <text:span text:style-name="T33">(Sul Test-Set ovviamente).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1:27:13.904820947</meta:creation-date>
    <dc:date>2019-01-01T21:44:42.209277133</dc:date>
    <meta:editing-duration>PT42M29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481" meta:character-count="3128" meta:non-whitespace-character-count="2689"/>
  </office:meta>
</office:document-meta>
</file>